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 Black" officeooo:rsid="000b6e0c" officeooo:paragraph-rsid="000b6e0c"/>
    </style:style>
    <style:style style:name="P2" style:family="paragraph" style:parent-style-name="Standard">
      <style:text-properties style:font-name="Arial Black" officeooo:rsid="000d35aa" officeooo:paragraph-rsid="000d35aa"/>
    </style:style>
    <style:style style:name="P3" style:family="paragraph" style:parent-style-name="Standard">
      <style:text-properties style:font-name="Arial Black" officeooo:rsid="000dd033" officeooo:paragraph-rsid="000dd033"/>
    </style:style>
    <style:style style:name="P4" style:family="paragraph" style:parent-style-name="Standard">
      <style:text-properties style:font-name="Arial Black" officeooo:rsid="000f9978" officeooo:paragraph-rsid="000f9978"/>
    </style:style>
    <style:style style:name="P5" style:family="paragraph" style:parent-style-name="Standard">
      <style:text-properties style:font-name="Arial Black" officeooo:rsid="00111173" officeooo:paragraph-rsid="00111173"/>
    </style:style>
    <style:style style:name="P6" style:family="paragraph" style:parent-style-name="Standard">
      <style:text-properties style:font-name="Arial Black" officeooo:rsid="00119687" officeooo:paragraph-rsid="00119687"/>
    </style:style>
    <style:style style:name="P7" style:family="paragraph" style:parent-style-name="Standard">
      <style:text-properties style:font-name="Arial Black" officeooo:rsid="00123796" officeooo:paragraph-rsid="00123796"/>
    </style:style>
    <style:style style:name="P8" style:family="paragraph" style:parent-style-name="Standard">
      <style:text-properties style:font-name="Arial Black" officeooo:rsid="00133cca" officeooo:paragraph-rsid="00133cca"/>
    </style:style>
    <style:style style:name="P9" style:family="paragraph" style:parent-style-name="Standard">
      <style:text-properties style:font-name="Arial Black" officeooo:rsid="00146270" officeooo:paragraph-rsid="001462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<text:s/>to programming</text:p>
      <text:p text:style-name="P1"/>
      <text:p text:style-name="P1">the evolution of programming</text:p>
      <text:p text:style-name="P1"/>
      <text:p text:style-name="P1">definition</text:p>
      <text:p text:style-name="P2"/>
      <text:p text:style-name="P2">history of programming language</text:p>
      <text:p text:style-name="P2"/>
      <text:p text:style-name="P2">1843 - ADA</text:p>
      <text:p text:style-name="P2">1949 - Assembly</text:p>
      <text:p text:style-name="P2">1957 - Fortran</text:p>
      <text:p text:style-name="P2">1958 - ALGOL</text:p>
      <text:p text:style-name="P2">1959 - COBOL</text:p>
      <text:p text:style-name="P2">1964 - BASIC</text:p>
      <text:p text:style-name="P2">1972 - Smalltalk</text:p>
      <text:p text:style-name="P2">1972 - C</text:p>
      <text:p text:style-name="P2">1991 – Python</text:p>
      <text:p text:style-name="P2"/>
      <text:p text:style-name="P3">structure of a computer program </text:p>
      <text:p text:style-name="P3"/>
      <text:p text:style-name="P3">sequence goes from step to the next in a single path</text:p>
      <text:p text:style-name="P3"/>
      <text:p text:style-name="P3">decision/selection means there are multiple paths to follow and your computer has to make a choice on the best path</text:p>
      <text:p text:style-name="P3"/>
      <text:p text:style-name="P3">iteration/repetition means the program will continuse to do the same thing till it is told to do something different</text:p>
      <text:p text:style-name="P3"/>
      <text:p text:style-name="P4">origins of data</text:p>
      <text:p text:style-name="P4">data description</text:p>
      <text:p text:style-name="P4"/>
      <text:p text:style-name="P4">thing about the thing explain what it is </text:p>
      <text:p text:style-name="P4">adjectives and its description</text:p>
      <text:p text:style-name="P4">topic and its description</text:p>
      <text:p text:style-name="P4">name and value/key and value</text:p>
      <text:p text:style-name="P4"/>
      <text:p text:style-name="P4"/>
      <text:p text:style-name="P4">data storage</text:p>
      <text:p text:style-name="P4">text file</text:p>
      <text:p text:style-name="P4">database</text:p>
      <text:p text:style-name="P4">cloud</text:p>
      <text:p text:style-name="P4">spreadsheets</text:p>
      <text:p text:style-name="P4"><text:soft-page-break/></text:p>
      <text:p text:style-name="P4">types of variables</text:p>
      <text:p text:style-name="P4"/>
      <text:p text:style-name="P5">numbers <text:s text:c="5"/>integer</text:p>
      <text:p text:style-name="P5">names <text:s text:c="5"/>string</text:p>
      <text:p text:style-name="P5">number with desimal points $$$ <text:s text:c="4"/>float</text:p>
      <text:p text:style-name="P5">true or false/ 1 or 0/ on or off <text:s text:c="3"/>boolean</text:p>
      <text:p text:style-name="P5"/>
      <text:p text:style-name="P5"/>
      <text:p text:style-name="P5">constant values do not change during the program run</text:p>
      <text:p text:style-name="P5"/>
      <text:p text:style-name="P5">casting is changing variable type temporarily </text:p>
      <text:p text:style-name="P5"/>
      <text:p text:style-name="P5"/>
      <text:p text:style-name="P5"/>
      <text:p text:style-name="P5"/>
      <text:p text:style-name="P5">formal terminology</text:p>
      <text:p text:style-name="P5"/>
      <text:p text:style-name="P5">declaration is where you come up with your own name for your variables</text:p>
      <text:p text:style-name="P5"/>
      <text:p text:style-name="P5">initialzation is adding a value to the variable</text:p>
      <text:p text:style-name="P5"/>
      <text:p text:style-name="P5">assignment will give you the value </text:p>
      <text:p text:style-name="P5"/>
      <text:p text:style-name="P5"/>
      <text:p text:style-name="P5"/>
      <text:p text:style-name="P6">data is not static</text:p>
      <text:p text:style-name="P6"/>
      <text:p text:style-name="P6">Functions act on and change data</text:p>
      <text:p text:style-name="P6"/>
      <text:p text:style-name="P6">functions perform a task</text:p>
      <text:p text:style-name="P6">functions take parameters</text:p>
      <text:p text:style-name="P6">functions may return some value</text:p>
      <text:p text:style-name="P6"/>
      <text:p text:style-name="P7">input output cycle</text:p>
      <text:p text:style-name="P7"/>
      <text:p text:style-name="P7">input data – process – output data </text:p>
      <text:p text:style-name="P7"/>
      <text:p text:style-name="P7">parts of a program</text:p>
      <text:p text:style-name="P7">keywords</text:p>
      <text:p text:style-name="P7">programmer instructions </text:p>
      <text:p text:style-name="P7">operators (=)</text:p>
      <text:p text:style-name="P7"><text:soft-page-break/>punctuation</text:p>
      <text:p text:style-name="P7">synax (right side of an operator)</text:p>
      <text:p text:style-name="P7"/>
      <text:p text:style-name="P7">variable – assignment opperator – syntax</text:p>
      <text:p text:style-name="P7"/>
      <text:p text:style-name="P7"/>
      <text:p text:style-name="P7">source to machine code</text:p>
      <text:p text:style-name="P7"/>
      <text:p text:style-name="P7">source code – machine code</text:p>
      <text:p text:style-name="P7"/>
      <text:p text:style-name="P8">interpretation vs compilation</text:p>
      <text:p text:style-name="P8"/>
      <text:p text:style-name="P8">interpreter :</text:p>
      <text:p text:style-name="P8">each line of code compiled at a time </text:p>
      <text:p text:style-name="P8">uses less memory</text:p>
      <text:p text:style-name="P8">continues until end or error is found</text:p>
      <text:p text:style-name="P8">debugging is easier </text:p>
      <text:p text:style-name="P8">JavaScript, Python, PHP, Ruby</text:p>
      <text:p text:style-name="P8"/>
      <text:p text:style-name="P8">compiler :</text:p>
      <text:p text:style-name="P8">scans the entire program and converts into machine code all at once.</text:p>
      <text:p text:style-name="P8">longer time to compile but once done it can execute the program faster than an interpreter.</text:p>
      <text:p text:style-name="P8">Intermediary code is generated, hence more memory is used</text:p>
      <text:p text:style-name="P8">debugging can be more difficult</text:p>
      <text:p text:style-name="P8">C, C++, Go</text:p>
      <text:p text:style-name="P8"/>
      <text:p text:style-name="P9">programming languages</text:p>
      <text:p text:style-name="P9"/>
      <text:p text:style-name="P9">low level (1 and 0)</text:p>
      <text:p text:style-name="P9">system <text:s/>( <text:s/>C <text:s/>)</text:p>
      <text:p text:style-name="P9">scripting ( JavaScript )</text:p>
      <text:p text:style-name="P9">web based (angular and react)</text:p>
      <text:p text:style-name="P9"/>
      <text:p text:style-name="P9">Python</text:p>
      <text:p text:style-name="P9"/>
      <text:p text:style-name="P9">Java</text:p>
      <text:p text:style-name="P9"/>
      <text:p text:style-name="P9">Javascript</text:p>
      <text:p text:style-name="P9"/>
      <text:p text:style-name="P9">web</text:p>
      <text:p text:style-name="P9">Angular</text:p>
      <text:p text:style-name="P9"><text:soft-page-break/>NodeJS</text:p>
      <text:p text:style-name="P9">ReactJS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5T11:00:48.098000000</meta:creation-date>
    <dc:date>2024-05-06T12:50:25.290000000</dc:date>
    <meta:editing-duration>PT18M50S</meta:editing-duration>
    <meta:editing-cycles>1</meta:editing-cycles>
    <meta:document-statistic meta:table-count="0" meta:image-count="0" meta:object-count="0" meta:page-count="4" meta:paragraph-count="80" meta:word-count="355" meta:character-count="2108" meta:non-whitespace-character-count="1798"/>
    <meta:generator>Neat_Office/6.2.8.2$Windows_x86 LibreOffice_project/</meta:generator>
  </office:meta>
</office:document-meta>
</file>